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YA Gami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Editor für Sammelkartenspiel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ie Ide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oftware zum Erstellen von Sammelkartenspielen ohne auch nur eine Zeile Code geschrieben zu haben</text:p>
              </text:list-item>
              <text:list-item>
                <text:p>Drei Editoren:</text:p>
                <text:list>
                  <text:list-item>
                    <text:p>Launcher</text:p>
                  </text:list-item>
                  <text:list-item>
                    <text:p>Spielbretteditor</text:p>
                  </text:list-item>
                  <text:list-item>
                    <text:p>Kartenedi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peti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ie großen Sammelkartenspiele behandeln ihre IP sehr schlecht</text:p>
              </text:list-item>
              <text:list-item>
                <text:p text:style-name="P2">Kreativität von von Spielern von großen IP-Holdern ignoriert</text:p>
              </text:list-item>
              <text:list-item>
                <text:p text:style-name="P2">Jetzt und die nächsten 5 Jahre ist genau die Zeit, um ein neues Sammelkartenspiele zu veröffentlich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<text:s/>Alleinstellungsmerkmal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Jeder Spieler kann Karten pitchen</text:p>
              </text:list-item>
              <text:list-item>
                <text:p>Jeder Spieler kann gepitchte Karten gewichtet bewert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ettbewerbsvortei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pieler pitchen und bewerten Karten kostenlos</text:p>
              </text:list-item>
              <text:list-item>
                <text:p>IP-schädigende werden ohne Aufwand ausgefiltert</text:p>
              </text:list-item>
              <text:list-item>
                <text:p>IP-fördernde Karten werden in sehr viel größerer Zahl erstell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fitabilitä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20% von anderen Spielen</text:p>
              </text:list-item>
              <text:list-item>
                <text:p>Einnahmen durch Bling-Karten</text:p>
              </text:list-item>
              <text:list-item>
                <text:p>Spieler zu Kart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ank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2:59:38.508020669</meta:creation-date>
    <dc:date>2025-04-17T14:39:08.824028896</dc:date>
    <meta:editing-duration>PT13M1S</meta:editing-duration>
    <meta:editing-cycles>8</meta:editing-cycles>
    <meta:generator>LibreOffice/24.2.7.2$Linux_X86_64 LibreOffice_project/420$Build-2</meta:generator>
    <meta:document-statistic meta:object-count="49"/>
  </office:meta>
</office:document-meta>
</file>